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officeooo:paragraph-rsid="000715e0"/>
    </style:style>
    <style:style style:name="P2" style:family="paragraph" style:parent-style-name="Heading_20_2">
      <style:text-properties officeooo:paragraph-rsid="000715e0"/>
    </style:style>
    <style:style style:name="P3" style:family="paragraph" style:parent-style-name="Heading_20_3">
      <style:text-properties officeooo:rsid="0013f3e7" officeooo:paragraph-rsid="000715e0"/>
    </style:style>
    <style:style style:name="P4" style:family="paragraph" style:parent-style-name="Heading_20_3">
      <style:text-properties officeooo:paragraph-rsid="000715e0"/>
    </style:style>
    <style:style style:name="P5" style:family="paragraph" style:parent-style-name="Standard">
      <style:text-properties officeooo:rsid="0012993d" officeooo:paragraph-rsid="000715e0"/>
    </style:style>
    <style:style style:name="P6" style:family="paragraph" style:parent-style-name="Standard">
      <style:text-properties officeooo:rsid="02376d4e" officeooo:paragraph-rsid="000715e0"/>
    </style:style>
    <style:style style:name="P7" style:family="paragraph" style:parent-style-name="Standard">
      <style:text-properties officeooo:rsid="01e2ecf2" officeooo:paragraph-rsid="000715e0"/>
    </style:style>
    <style:style style:name="P8" style:family="paragraph" style:parent-style-name="Standard">
      <style:text-properties officeooo:rsid="0013f3e7" officeooo:paragraph-rsid="000715e0"/>
    </style:style>
    <style:style style:name="P9" style:family="paragraph" style:parent-style-name="Standard">
      <style:text-properties officeooo:rsid="0012993d" officeooo:paragraph-rsid="000715e0" fo:background-color="transparent"/>
    </style:style>
    <style:style style:name="P10" style:family="paragraph" style:parent-style-name="Standard">
      <style:text-properties officeooo:paragraph-rsid="000715e0"/>
    </style:style>
    <style:style style:name="P11" style:family="paragraph" style:parent-style-name="Text_20_body">
      <style:text-properties officeooo:paragraph-rsid="000715e0"/>
    </style:style>
    <style:style style:name="T1" style:family="text">
      <style:text-properties officeooo:rsid="0030b341"/>
    </style:style>
    <style:style style:name="T2" style:family="text">
      <style:text-properties fo:background-color="#ffff00" loext:char-shading-value="0"/>
    </style:style>
    <style:style style:name="T3" style:family="text">
      <style:text-properties officeooo:rsid="00557f3d"/>
    </style:style>
    <style:style style:name="T4" style:family="text">
      <style:text-properties officeooo:rsid="005740e9"/>
    </style:style>
    <style:style style:name="T5" style:family="text">
      <style:text-properties officeooo:rsid="00591262"/>
    </style:style>
    <style:style style:name="T6" style:family="text">
      <style:text-properties officeooo:rsid="01e4746a"/>
    </style:style>
    <style:style style:name="T7" style:family="text">
      <style:text-properties officeooo:rsid="01e8813a"/>
    </style:style>
    <style:style style:name="T8" style:family="text">
      <style:text-properties officeooo:rsid="01e6df23"/>
    </style:style>
    <style:style style:name="T9" style:family="text">
      <style:text-properties officeooo:rsid="01ea7e33"/>
    </style:style>
    <style:style style:name="T10" style:family="text">
      <style:text-properties officeooo:rsid="01eab54c"/>
    </style:style>
    <style:style style:name="T11" style:family="text">
      <style:text-properties fo:font-weight="bold" officeooo:rsid="0028e3db" style:font-weight-asian="bold" style:font-weight-complex="bold"/>
    </style:style>
    <style:style style:name="T12" style:family="text">
      <style:text-properties fo:font-weight="bold" officeooo:rsid="005a1e50" style:font-weight-asian="bold" style:font-weight-complex="bold"/>
    </style:style>
    <style:style style:name="T13" style:family="text">
      <style:text-properties fo:font-weight="bold" officeooo:rsid="005a1e50" fo:background-color="transparent" loext:char-shading-value="0" style:font-weight-asian="bold" style:font-weight-complex="bold"/>
    </style:style>
    <style:style style:name="T14" style:family="text">
      <style:text-properties fo:font-weight="normal" officeooo:rsid="0028e3db" style:font-weight-asian="normal" style:font-weight-complex="normal"/>
    </style:style>
    <style:style style:name="T15" style:family="text">
      <style:text-properties fo:font-weight="normal" officeooo:rsid="0029742a" style:font-weight-asian="normal" style:font-weight-complex="normal"/>
    </style:style>
    <style:style style:name="T16" style:family="text">
      <style:text-properties fo:font-weight="normal" officeooo:rsid="002e6dcd" fo:background-color="#ffff00" loext:char-shading-value="0" style:font-weight-asian="normal" style:font-weight-complex="normal"/>
    </style:style>
    <style:style style:name="T17" style:family="text">
      <style:text-properties fo:font-weight="normal" officeooo:rsid="002e6dcd" fo:background-color="transparent" loext:char-shading-value="0" style:font-weight-asian="normal" style:font-weight-complex="normal"/>
    </style:style>
    <style:style style:name="T18" style:family="text">
      <style:text-properties fo:font-weight="normal" officeooo:rsid="0028e3db" fo:background-color="transparent" loext:char-shading-value="0" style:font-weight-asian="normal" style:font-weight-complex="normal"/>
    </style:style>
    <style:style style:name="T19"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cherche</text:h>
      <text:p text:style-name="P5"/>
      <text:p text:style-name="P10"><text:span text:style-name="T3">Mon bras robotique n'est pas une invention. J'ai simplement eu à rechercher SCARA robot with linear rail sur Google et je suis tomber sur Precise Automation qui offre le Precise Flex, qui est similaire à mon </text:span><text:span text:style-name="T4">bras robotique</text:span><text:span text:style-name="T3">.</text:span><text:span text:style-name="T5"> Il doit y en avoir plein des semblables.</text:span></text:p>
      <text:p text:style-name="P6">Mais je vais quand même en parler idée de me protéger et de donner une réalisation concrète de l'invention.</text:p>
      <text:p text:style-name="P10"/>
      <text:h text:style-name="P2" text:outline-level="2"><text:bookmark-start text:name="__RefHeading___Toc2422_1219244530"/>Brevets internationals<text:bookmark-end text:name="__RefHeading___Toc2422_1219244530"/></text:h>
      <text:p text:style-name="P10"/>
      <text:h text:style-name="P4" text:outline-level="3"><text:bookmark-start text:name="__RefHeading___Toc2424_1219244530"/><text:bookmark text:name="pubnum"/>US10592860B2<text:span text:style-name="T6"> : </text:span><text:bookmark text:name="title"/>System for smart pantry management using consumption data <text:span text:style-name="T7">(Perfect Company Inc.)</text:span><text:bookmark-end text:name="__RefHeading___Toc2424_1219244530"/></text:h>
      <text:p text:style-name="P10"/>
      <text:p text:style-name="P10">A system is able to build a data store of the food items that a user or household has on hand, and maintain the data store in light of corroborated point of consumption (POC) data. The data store may also include information about those food items, such as names of food items, brands of food items, number of units of food items, quantity of food items, expiration dates, dates that food items were purchased, nutrition information, etc. The system may also leverage the data store to provide recipe recommendations and/or notifications to a user.</text:p>
      <text:p text:style-name="P10"/>
      <text:p text:style-name="P7">https://patents.google.com/patent/US10592860B2/en?q=smart+pantry&amp;oq=smart+pantry</text:p>
      <text:p text:style-name="P7"/>
      <text:h text:style-name="P4" text:outline-level="3"><text:bookmark-start text:name="__RefHeading___Toc2426_1219244530"/><text:bookmark text:name="pubnum1"/>US10320582B1<text:span text:style-name="T8"> : https://patents.google.com/patent/US10320582B1/en?q=smart+pantry&amp;oq=smart+pantry</text:span><text:span text:style-name="T7"> (Perfect Company Inc.)</text:span><text:bookmark-end text:name="__RefHeading___Toc2426_1219244530"/></text:h>
      <text:p text:style-name="P7"/>
      <text:p text:style-name="P7">This system describe relates to a system that is able to determine when a food item stored in a of a user has expired or is about to expire. The system may also predict an estimated time at which a food item is going to be fully consumed, and then provide alerts and/or recipe recommendations to assist the user in consuming the food item before its expiration date. The system may estimate the time at which the food item is going to be fully consumed based on verified consumption events of the food item. A verified consumption event corresponds to a consumption event for which the system has obtained corroborating data that verifies the consumption of the food item. For example, a verified consumption event may be corroborated in light of corroborated point of consumption (POC) data.</text:p>
      <text:p text:style-name="P7"/>
      <text:p text:style-name="P7">https://patents.google.com/patent/US10320582B1/en?q=smart+pantry&amp;oq=smart+pantry</text:p>
      <text:p text:style-name="P7"/>
      <text:h text:style-name="P4" text:outline-level="3"><text:bookmark-start text:name="__RefHeading___Toc2428_1219244530"/><text:bookmark text:name="pubnum2"/>US20160037958A1<text:span text:style-name="T9"> : </text:span><text:bookmark text:name="title1"/>Cooking apparatus with robotic arm <text:bookmark-end text:name="__RefHeading___Toc2428_1219244530"/></text:h>
      <text:h text:style-name="P4" text:outline-level="3"><text:bookmark-start text:name="__RefHeading___Toc2430_1219244530"/><text:bookmark text:name="pubnum3"/>US20200139554A1<text:span text:style-name="T10"> : </text:span><text:bookmark text:name="title2"/>Modular robotic food preparation system and related methods <text:bookmark-end text:name="__RefHeading___Toc2430_1219244530"/></text:h>
      <text:p text:style-name="P11">A modular kitchen system is conveniently adaptable to perform a wide range of applications. The modular kitchen system can include a plurality of discrete modular units organized in a small footprint <text:soft-page-break/>such that multiple types of applications can be performed without a need to replace the modular units. Exemplary modular units include an ingredient module, module, assembly and packaging module, and warming module. Optionally a transport unit or sled moves the modules into position. The modular kitchen system includes a central processor operable to carry out different applications upon downloading software corresponding to the specific application and without retooling the existing modules. Related methods are also described.</text:p>
      <text:p text:style-name="P11">https://patents.google.com/patent/US20200139554A1/en?q=cooking&amp;q=robotic+arm</text:p>
      <text:p text:style-name="P7"/>
      <text:h text:style-name="P2" text:outline-level="2"><text:bookmark-start text:name="__RefHeading___Toc784_1633181835"/>Brevets similaires<text:bookmark-end text:name="__RefHeading___Toc784_1633181835"/></text:h>
      <text:p text:style-name="P8"><text:span text:style-name="Strong_20_Emphasis"><text:span text:style-name="T11"/></text:span></text:p>
      <text:h text:style-name="P4" text:outline-level="3"><text:bookmark-start text:name="__RefHeading___Toc786_1633181835"/><text:span text:style-name="Strong_20_Emphasis"><text:span text:style-name="T12">Brevet </text:span></text:span><text:span text:style-name="Strong_20_Emphasis"><text:span text:style-name="T14">2933095</text:span></text:span><text:bookmark-end text:name="__RefHeading___Toc786_1633181835"/></text:h>
      <text:p text:style-name="P8"><text:span text:style-name="Strong_20_Emphasis"><text:span text:style-name="T14"/></text:span></text:p>
      <text:p text:style-name="P8"><text:span text:style-name="Strong_20_Emphasis"><text:span text:style-name="T14">PROCEDES ET SYSTEMES DE PREPARATION DES ALIMENTS DANS UNE CUISINE ROBOTISEE </text:span></text:span></text:p>
      <text:p text:style-name="P8"><text:span text:style-name="Strong_20_Emphasis"><text:span text:style-name="T14"/></text:span></text:p>
      <text:p text:style-name="P8"><text:span text:style-name="Strong_20_Emphasis"><text:span text:style-name="T14">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8"><text:span text:style-name="Strong_20_Emphasis"><text:span text:style-name="T14"/></text:span></text:p>
      <text:p text:style-name="P8"><text:span text:style-name="Strong_20_Emphasis"><text:span text:style-name="T14">https://www.ic.gc.ca/opic-cipo/cpd/fra/brevet/2933095/sommaire.html?query=robot+cuisine&amp;type=basic_search</text:span></text:span></text:p>
      <text:p text:style-name="P8"><text:span text:style-name="Strong_20_Emphasis"><text:span text:style-name="T14"/></text:span></text:p>
      <text:h text:style-name="P3" text:outline-level="3"><text:bookmark-start text:name="__RefHeading___Toc788_1633181835"/><text:span text:style-name="Strong_20_Emphasis"><text:span text:style-name="T12">Brevet </text:span></text:span><text:span text:style-name="Strong_20_Emphasis"><text:span text:style-name="T14"><text:s/>2924481</text:span></text:span><text:bookmark-end text:name="__RefHeading___Toc788_1633181835"/></text:h>
      <text:p text:style-name="P8"><text:span text:style-name="Strong_20_Emphasis"><text:span text:style-name="T14"/></text:span></text:p>
      <text:p text:style-name="P8"><text:span text:style-name="Strong_20_Emphasis"><text:span text:style-name="T14">SYSTEME AUTOMATISE DE NETTOYAGE POUR ROBOT DE CUISINE ET PROCEDE </text:span></text:span></text:p>
      <text:p text:style-name="P8"><text:span text:style-name="Strong_20_Emphasis"><text:span text:style-name="T14"/></text:span></text:p>
      <text:p text:style-name="P8"><text:span text:style-name="Strong_20_Emphasis"><text:span text:style-name="T15">Ce brevet pourrait être intéressant si j'inclus un robot de cuisine et </text:span></text:span></text:p>
      <text:p text:style-name="P8"><text:span text:style-name="Strong_20_Emphasis"><text:span text:style-name="T14"/></text:span></text:p>
      <text:p text:style-name="P8"><text:span text:style-name="Strong_20_Emphasis"><text:span text:style-name="T14">https://www.ic.gc.ca/opic-cipo/cpd/fra/brevet/2924481/sommaire.html?query=robot+cuisine&amp;type=basic_search</text:span></text:span></text:p>
      <text:p text:style-name="P8"><text:span text:style-name="Strong_20_Emphasis"><text:span text:style-name="T14"/></text:span></text:p>
      <text:p text:style-name="P8"><text:span text:style-name="Strong_20_Emphasis"><text:span text:style-name="T14">PROCEDES ET SYSTEMES DE MANIPULATION ROBOTIQUE POUR EXECUTER UNE APPLICATION SPECIFIQUE A UN DOMAINE DANS UN ENVIRONNEMENT INSTRUMENTE AVEC BIBLIOTHEQUES DE MINI-MANIPULATION ELECTRONIQUE </text:span></text:span></text:p>
      <text:p text:style-name="P8"><text:span text:style-name="Strong_20_Emphasis"><text:span text:style-name="T14"/></text:span></text:p>
      <text:p text:style-name="P8"><text:soft-page-break/><text:span text:style-name="Strong_20_Emphasis"><text:span text:style-name="T16">Je trouve ça affreux comme brevet. C'est tellement générale. Brevet: 2959698  Des mini-manipulations! Tu n'as pas le choix d'avoir des petites instructions que tu mets ensemble pour faire des grandes instructions! C'est ridicule!</text:span></text:span></text:p>
      <text:p text:style-name="P8"><text:span text:style-name="Strong_20_Emphasis"><text:span text:style-name="T14"/></text:span></text:p>
      <text:p text:style-name="P8"><text:span text:style-name="Strong_20_Emphasis"><text:span text:style-name="T14">https://www.ic.gc.ca/opic-cipo/cpd/fra/brevet/2959698/sommaire.html?query=robot+cuisine&amp;type=basic_search</text:span></text:span></text:p>
      <text:p text:style-name="P10"><text:span text:style-name="Strong_20_Emphasis"><text:span text:style-name="T16"/></text:span></text:p>
      <text:p text:style-name="P10"><text:span text:style-name="Strong_20_Emphasis"><text:span text:style-name="T16"/></text:span></text:p>
      <text:p text:style-name="P10"><text:span text:style-name="Strong_20_Emphasis"><text:span text:style-name="T17">PROCEDES ET SYSTEMES DE MANIPULATION ROBOTIQUE POUR EXECUTER UNE APPLICATION SPECIFIQUE A UN DOMAINE DANS UN ENVIRONNEMENT INSTRUMENTE AVEC CONTENANTS ET BIBLIOTHEQUES ELECTRONIQUES DE MINI-MANIPULATION </text:span></text:span></text:p>
      <text:p text:style-name="P10"><text:span text:style-name="Strong_20_Emphasis"><text:span text:style-name="T17"/></text:span></text:p>
      <text:h text:style-name="P4" text:outline-level="3"><text:bookmark-start text:name="__RefHeading___Toc790_1633181835"/><text:span text:style-name="Strong_20_Emphasis"><text:span text:style-name="T13">Brevet </text:span></text:span><text:span text:style-name="Strong_20_Emphasis"><text:span text:style-name="T18"><text:s/></text:span></text:span><text:span text:style-name="Strong_20_Emphasis"><text:span text:style-name="T19">3008562</text:span></text:span><text:bookmark-end text:name="__RefHeading___Toc790_1633181835"/></text:h>
      <text:p text:style-name="P10"><text:span text:style-name="Strong_20_Emphasis"><text:span text:style-name="T17"/></text:span></text:p>
      <text:p text:style-name="P10"><text:span text:style-name="Strong_20_Emphasis"><text:span text:style-name="T17">https://www.ic.gc.ca/opic-cipo/cpd/fra/brevet/3008562/sommaire.html?query=robot+cuisine&amp;type=basic_search</text:span></text:span></text:p>
      <text:p text:style-name="P8"><text:span text:style-name="Strong_20_Emphasis"><text:span text:style-name="T17"/></text:span></text:p>
      <text:p text:style-name="P9"/>
      <text:h text:style-name="P4" text:outline-level="3"><text:bookmark-start text:name="__RefHeading___Toc792_1633181835"/><text:span text:style-name="Strong_20_Emphasis"><text:span text:style-name="T1">Rechercher </text:span></text:span><text:span text:style-name="Strong_20_Emphasis"><text:span text:style-name="T2">OLEYNIK, MARK</text:span></text:span><text:bookmark-end text:name="__RefHeading___Toc792_1633181835"/></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4:19:09.010897920</meta:creation-date>
    <meta:generator>LibreOffice/6.4.6.2$Linux_X86_64 LibreOffice_project/40$Build-2</meta:generator>
    <dc:date>2021-03-22T14:19:49.511391353</dc:date>
    <meta:editing-duration>PT41S</meta:editing-duration>
    <meta:editing-cycles>1</meta:editing-cycles>
    <meta:document-statistic meta:table-count="0" meta:image-count="0" meta:object-count="0" meta:page-count="3" meta:paragraph-count="30" meta:word-count="712" meta:character-count="5291" meta:non-whitespace-character-count="4599"/>
  </office:meta>
</office:document-meta>
</file>